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1fd6d" officeooo:paragraph-rsid="0001fd6d" style:font-size-asian="14pt" style:font-size-complex="14pt"/>
    </style:style>
    <style:style style:name="P2" style:family="paragraph" style:parent-style-name="Standard">
      <style:text-properties fo:font-size="14pt" officeooo:rsid="000269e6" officeooo:paragraph-rsid="000269e6" style:font-size-asian="14pt" style:font-size-complex="14pt"/>
    </style:style>
    <style:style style:name="P3" style:family="paragraph" style:parent-style-name="Standard">
      <style:text-properties fo:font-size="14pt" officeooo:rsid="0002eeff" officeooo:paragraph-rsid="0002eeff" style:font-size-asian="14pt" style:font-size-complex="14pt"/>
    </style:style>
    <style:style style:name="P4" style:family="paragraph" style:parent-style-name="Standard">
      <style:text-properties fo:font-size="14pt" officeooo:rsid="0002eeff" officeooo:paragraph-rsid="0008f4c6" style:font-size-asian="14pt" style:font-size-complex="14pt"/>
    </style:style>
    <style:style style:name="P5" style:family="paragraph" style:parent-style-name="Standard">
      <style:text-properties fo:font-size="14pt" officeooo:rsid="00048c7c" officeooo:paragraph-rsid="00048c7c" style:font-size-asian="14pt" style:font-size-complex="14pt"/>
    </style:style>
    <style:style style:name="P6" style:family="paragraph" style:parent-style-name="Standard">
      <style:text-properties fo:font-size="14pt" officeooo:rsid="0008f4c6" officeooo:paragraph-rsid="0008f4c6" style:font-size-asian="14pt" style:font-size-complex="14pt"/>
    </style:style>
    <style:style style:name="P7" style:family="paragraph" style:parent-style-name="Standard">
      <style:text-properties fo:font-size="14pt" officeooo:rsid="000a53eb" officeooo:paragraph-rsid="000a53eb" style:font-size-asian="14pt" style:font-size-complex="14pt"/>
    </style:style>
    <style:style style:name="P8" style:family="paragraph" style:parent-style-name="Standard">
      <style:text-properties fo:font-size="14pt" officeooo:rsid="000eac3f" officeooo:paragraph-rsid="000eac3f" style:font-size-asian="14pt" style:font-size-complex="14pt"/>
    </style:style>
    <style:style style:name="P9" style:family="paragraph" style:parent-style-name="Standard">
      <style:text-properties fo:font-size="14pt" officeooo:rsid="00106927" officeooo:paragraph-rsid="00106927" style:font-size-asian="14pt" style:font-size-complex="14pt"/>
    </style:style>
    <style:style style:name="P10" style:family="paragraph" style:parent-style-name="Standard">
      <style:text-properties fo:font-size="14pt" officeooo:rsid="001158c1" officeooo:paragraph-rsid="001158c1" style:font-size-asian="14pt" style:font-size-complex="14pt"/>
    </style:style>
    <style:style style:name="T1" style:family="text">
      <style:text-properties officeooo:rsid="0005817b"/>
    </style:style>
    <style:style style:name="T2" style:family="text">
      <style:text-properties officeooo:rsid="001168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vel 0</text:p>
      <text:p text:style-name="P1"/>
      <text:p text:style-name="P1">Used command ssh -p</text:p>
      <text:p text:style-name="P1"/>
      <text:p text:style-name="P1">Level 1</text:p>
      <text:p text:style-name="P1"/>
      <text:p text:style-name="P1">Used cat to get the password</text:p>
      <text:p text:style-name="P1">boJ9jbbUNNfktd78OOpsqOltutMc3MY1</text:p>
      <text:p text:style-name="P1"/>
      <text:p text:style-name="P2">Level 2</text:p>
      <text:p text:style-name="P2"/>
      <text:p text:style-name="P2">Used cat and specified the path of file ‘-’</text:p>
      <text:p text:style-name="P2">CV1DtqXWVFXTvM2F0k09SHz0YwRINYA9</text:p>
      <text:p text:style-name="P2"/>
      <text:p text:style-name="P2">Level 3</text:p>
      <text:p text:style-name="P2"/>
      <text:p text:style-name="P2">Used cat and Tab key autofill feature.</text:p>
      <text:p text:style-name="P2">UmHadQclWmgdLOKQ3YNgjWxGoRMb5luK</text:p>
      <text:p text:style-name="P2"/>
      <text:p text:style-name="P2">Level 4</text:p>
      <text:p text:style-name="P2"/>
      <text:p text:style-name="P2">Used cat and ls -a to display hidden files</text:p>
      <text:p text:style-name="P2">pIwrPrtPN36QITSp3EQaw936yaFoFgAB</text:p>
      <text:p text:style-name="P2"/>
      <text:p text:style-name="P3">Level 5</text:p>
      <text:p text:style-name="P3"/>
      <text:p text:style-name="P3">Used cat</text:p>
      <text:p text:style-name="P3">Used file to check file type</text:p>
      <text:p text:style-name="P3"/>
      <text:p text:style-name="P3">koReBOKuIDDepwhWk7jZC0RTdopnAYKh</text:p>
      <text:p text:style-name="P3"/>
      <text:p text:style-name="P3">Level 6</text:p>
      <text:p text:style-name="P3"/>
      <text:p text:style-name="P5">Searched file using find . -type f -size 1033c</text:p>
      <text:p text:style-name="P4">D<text:span text:style-name="T1">X</text:span>jZPULLxYr17uwoI01bNLQbtFemEgo7</text:p>
      <text:p text:style-name="P3"/>
      <text:p text:style-name="P6">Level 7</text:p>
      <text:p text:style-name="P6"/>
      <text:p text:style-name="P6">find / -type f -user bandit7 -group bandit6 -size 33c</text:p>
      <text:p text:style-name="P6">HKBPTKQnIay4Fw76bEy8PVxKEDQRKTzs</text:p>
      <text:p text:style-name="P6"/>
      <text:p text:style-name="P6">Level 8</text:p>
      <text:p text:style-name="P6"/>
      <text:p text:style-name="P6">cat data.txt|grep millionth</text:p>
      <text:p text:style-name="P6">cvX2JJa4CFALtqS87jk27qwqGhBM9plV</text:p>
      <text:p text:style-name="P6"/>
      <text:p text:style-name="P7"/>
      <text:p text:style-name="P7"/>
      <text:p text:style-name="P7"/>
      <text:p text:style-name="P7"><text:soft-page-break/>Level 9</text:p>
      <text:p text:style-name="P7"/>
      <text:p text:style-name="P7">Used sort and uniq -u and pipelines.</text:p>
      <text:p text:style-name="P7">UsvVyFSfZZWbi6wgC7dAFyFuR6jQQUhR</text:p>
      <text:p text:style-name="P7"/>
      <text:p text:style-name="P8">Level 10</text:p>
      <text:p text:style-name="P8"/>
      <text:p text:style-name="P8">Used strings pipe and grep</text:p>
      <text:p text:style-name="P8">truKLdjsbJ5g7yyJ2X2R0o3a5HQJFuLk</text:p>
      <text:p text:style-name="P9"/>
      <text:p text:style-name="P9">Level 11</text:p>
      <text:p text:style-name="P9"/>
      <text:p text:style-name="P9">Used base64 -d data.txt</text:p>
      <text:p text:style-name="P9">IfukwKGsFW8MOq3IRFqrxE1hxTNEbUPR</text:p>
      <text:p text:style-name="P9"/>
      <text:p text:style-name="P10">Level 12</text:p>
      <text:p text:style-name="P10"/>
      <text:p text:style-name="P10">cat data.txt | tr 'A-Za-z' 'N-ZA-Mn-za-m'</text:p>
      <text:p text:style-name="P10">5Te8Y4drgCRfCx8ugdwuEX8KFC6k2EUu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01:34:42.473165027</meta:creation-date>
    <meta:editing-duration>PT1H32M21S</meta:editing-duration>
    <meta:editing-cycles>10</meta:editing-cycles>
    <meta:generator>LibreOffice/6.0.3.2$Linux_X86_64 LibreOffice_project/00m0$Build-2</meta:generator>
    <dc:date>2019-01-27T15:20:50.655518715</dc:date>
    <meta:document-statistic meta:table-count="0" meta:image-count="0" meta:object-count="0" meta:page-count="2" meta:paragraph-count="39" meta:word-count="125" meta:character-count="936" meta:non-whitespace-character-count="850"/>
  </office:meta>
</office:document-meta>
</file>